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co2" style:family="table-column">
      <style:table-column-properties fo:break-before="auto" style:column-width="79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126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135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23"/>
    <style:style style:name="ce4" style:family="table-cell" style:parent-style-name="Default" style:data-style-name="N60"/>
    <style:style style:name="ce5" style:family="table-cell" style:parent-style-name="Default" style:data-style-name="N125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2" table:number-columns-repeated="5" table:default-cell-style-name="ce11"/>
        <table:table-column table:style-name="co1" table:number-columns-repeated="2" table:default-cell-style-name="ce6"/>
        <table:table-column table:style-name="co1" table:default-cell-style-name="ce7"/>
        <table:table-column table:style-name="co1" table:number-columns-repeated="6" table:default-cell-style-name="ce8"/>
        <table:table-column table:style-name="co1" table:number-columns-repeated="1007" table:default-cell-style-name="ce6"/>
        <table:table-row table:style-name="ro1">
          <table:table-cell office:value-type="string" calcext:value-type="string">
            <text:p>#ALA</text:p>
          </table:table-cell>
          <table:table-cell table:number-columns-repeated="8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/h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Vr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8" calcext:value-type="float">
            <text:p>8</text:p>
          </table:table-cell>
          <table:table-cell office:value-type="float" office:value="4.40135865" calcext:value-type="float">
            <text:p>4.40135865</text:p>
          </table:table-cell>
          <table:table-cell office:value-type="float" office:value="39.9279336" calcext:value-type="float">
            <text:p>39.9279336</text:p>
          </table:table-cell>
          <table:table-cell office:value-type="float" office:value="0.514695" calcext:value-type="float">
            <text:p>0.514695</text:p>
          </table:table-cell>
          <table:table-cell office:value-type="float" office:value="0.849173168" calcext:value-type="float">
            <text:p>0.84917317</text:p>
          </table:table-cell>
          <table:table-cell office:value-type="float" office:value="-0.848752218" calcext:value-type="float">
            <text:p>-0.8487522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office:value-type="float" office:value="4.41478325" calcext:value-type="float">
            <text:p>4.41478325</text:p>
          </table:table-cell>
          <table:table-cell office:value-type="float" office:value="39.9571162" calcext:value-type="float">
            <text:p>39.9571162</text:p>
          </table:table-cell>
          <table:table-cell office:value-type="float" office:value="0.51493" calcext:value-type="float">
            <text:p>0.51493</text:p>
          </table:table-cell>
          <table:table-cell office:value-type="float" office:value="0.849602352" calcext:value-type="float">
            <text:p>0.84960235</text:p>
          </table:table-cell>
          <table:table-cell office:value-type="float" office:value="-0.849041918" calcext:value-type="float">
            <text:p>-0.8490419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office:value-type="float" office:value="4.41476052" calcext:value-type="float">
            <text:p>4.41476052</text:p>
          </table:table-cell>
          <table:table-cell office:value-type="float" office:value="39.9568319" calcext:value-type="float">
            <text:p>39.9568319</text:p>
          </table:table-cell>
          <table:table-cell office:value-type="float" office:value="0.514939" calcext:value-type="float">
            <text:p>0.514939</text:p>
          </table:table-cell>
          <table:table-cell office:value-type="float" office:value="0.849570102" calcext:value-type="float">
            <text:p>0.8495701</text:p>
          </table:table-cell>
          <table:table-cell office:value-type="float" office:value="-0.849006702" calcext:value-type="float">
            <text:p>-0.8490067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office:value-type="float" office:value="4.41474508" calcext:value-type="float">
            <text:p>4.41474508</text:p>
          </table:table-cell>
          <table:table-cell office:value-type="float" office:value="39.9567583" calcext:value-type="float">
            <text:p>39.9567583</text:p>
          </table:table-cell>
          <table:table-cell office:value-type="float" office:value="0.514939" calcext:value-type="float">
            <text:p>0.514939</text:p>
          </table:table-cell>
          <table:table-cell office:value-type="float" office:value="0.849566416" calcext:value-type="float">
            <text:p>0.84956642</text:p>
          </table:table-cell>
          <table:table-cell office:value-type="float" office:value="-0.849002952" calcext:value-type="float">
            <text:p>-0.8490029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6]+([.D6]-[.D5])/(2^(LN(([.D4]-[.D5])/([.D5]-[.D6]))/LN(2))-1)" office:value-type="float" office:value="4.41471237854596" calcext:value-type="float">
            <text:p>4.41471238</text:p>
          </table:table-cell>
          <table:table-cell table:formula="of:=[.E6]+([.E6]-[.E5])/(2^(LN(([.E4]-[.E5])/([.E5]-[.E6]))/LN(2))-1)" office:value-type="float" office:value="39.9567325906502" calcext:value-type="float">
            <text:p>39.95673259</text:p>
          </table:table-cell>
          <table:table-cell office:value-type="float" office:value="0.514939" calcext:value-type="float">
            <text:p>0.514939</text:p>
          </table:table-cell>
          <table:table-cell table:formula="of:=[.G6]+([.G6]-[.G5])/(2^(LN(([.G4]-[.G5])/([.G5]-[.G6]))/LN(2))-1)" office:value-type="float" office:value="0.84956594034547" calcext:value-type="float">
            <text:p>0.84956594</text:p>
          </table:table-cell>
          <table:table-cell table:formula="of:=ABS([.H6]+([.H6]-[.H5])/(2^(LN(([.H4]-[.H5])/([.H5]-[.H6]))/LN(2))-1))" office:value-type="float" office:value="0.849002505089049" calcext:value-type="float">
            <text:p>0.8490025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office:value-type="float" office:value="4.406" calcext:value-type="float">
            <text:p>4.406</text:p>
          </table:table-cell>
          <table:table-cell office:value-type="float" office:value="39.952" calcext:value-type="float">
            <text:p>39.952</text:p>
          </table:table-cell>
          <table:table-cell office:value-type="float" office:value="0.515" calcext:value-type="float">
            <text:p>0.515</text:p>
          </table:table-cell>
          <table:table-cell office:value-type="float" office:value="0.847" calcext:value-type="float">
            <text:p>0.847</text:p>
          </table:table-cell>
          <table:table-cell office:value-type="float" office:value="0.849" calcext:value-type="float">
            <text:p>0.849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office:value-type="float" office:value="4.4144" calcext:value-type="float">
            <text:p>4.4144</text:p>
          </table:table-cell>
          <table:table-cell office:value-type="float" office:value="40.0951" calcext:value-type="float">
            <text:p>40.0951</text:p>
          </table:table-cell>
          <table:table-cell office:value-type="float" office:value="0.5146" calcext:value-type="float">
            <text:p>0.5146</text:p>
          </table:table-cell>
          <table:table-cell table:number-columns-repeated="2" office:value-type="float" office:value="0.849" calcext:value-type="float">
            <text:p>0.849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office:value-type="float" office:value="4.41" calcext:value-type="float">
            <text:p>4.41</text:p>
          </table:table-cell>
          <table:table-cell office:value-type="float" office:value="40" calcext:value-type="float">
            <text:p>40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01" calcext:value-type="float">
            <text:p>0.85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8" calcext:value-type="float">
            <text:p>8</text:p>
          </table:table-cell>
          <table:table-cell office:value-type="float" office:value="3.81353518" calcext:value-type="float">
            <text:p>3.81353518</text:p>
          </table:table-cell>
          <table:table-cell office:value-type="float" office:value="35.9198654" calcext:value-type="float">
            <text:p>35.9198654</text:p>
          </table:table-cell>
          <table:table-cell office:value-type="float" office:value="0.522036" calcext:value-type="float">
            <text:p>0.522036</text:p>
          </table:table-cell>
          <table:table-cell office:value-type="float" office:value="1.38375439" calcext:value-type="float">
            <text:p>1.38375439</text:p>
          </table:table-cell>
          <table:table-cell office:value-type="float" office:value="-1.38222443" calcext:value-type="float">
            <text:p>-1.3822244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office:value-type="float" office:value="3.82214385" calcext:value-type="float">
            <text:p>3.82214385</text:p>
          </table:table-cell>
          <table:table-cell office:value-type="float" office:value="35.9397278" calcext:value-type="float">
            <text:p>35.9397278</text:p>
          </table:table-cell>
          <table:table-cell office:value-type="float" office:value="0.52239" calcext:value-type="float">
            <text:p>0.52239</text:p>
          </table:table-cell>
          <table:table-cell office:value-type="float" office:value="1.38370661" calcext:value-type="float">
            <text:p>1.38370661</text:p>
          </table:table-cell>
          <table:table-cell office:value-type="float" office:value="-1.38193801" calcext:value-type="float">
            <text:p>-1.381938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office:value-type="float" office:value="3.82216518" calcext:value-type="float">
            <text:p>3.82216518</text:p>
          </table:table-cell>
          <table:table-cell office:value-type="float" office:value="35.939437" calcext:value-type="float">
            <text:p>35.939437</text:p>
          </table:table-cell>
          <table:table-cell office:value-type="float" office:value="0.522409" calcext:value-type="float">
            <text:p>0.522409</text:p>
          </table:table-cell>
          <table:table-cell office:value-type="float" office:value="1.38364132" calcext:value-type="float">
            <text:p>1.38364132</text:p>
          </table:table-cell>
          <table:table-cell office:value-type="float" office:value="-1.381867" calcext:value-type="float">
            <text:p>-1.381867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office:value-type="float" office:value="3.82215286" calcext:value-type="float">
            <text:p>3.82215286</text:p>
          </table:table-cell>
          <table:table-cell office:value-type="float" office:value="35.9393628" calcext:value-type="float">
            <text:p>35.9393628</text:p>
          </table:table-cell>
          <table:table-cell office:value-type="float" office:value="0.52241" calcext:value-type="float">
            <text:p>0.52241</text:p>
          </table:table-cell>
          <table:table-cell office:value-type="float" office:value="1.38363465" calcext:value-type="float">
            <text:p>1.38363465</text:p>
          </table:table-cell>
          <table:table-cell office:value-type="float" office:value="-1.38186022" calcext:value-type="float">
            <text:p>-1.3818602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office:value-type="float" office:value="3.82215286" calcext:value-type="float">
            <text:p>3.82215286</text:p>
          </table:table-cell>
          <table:table-cell table:formula="of:=[.E15]+([.E15]-[.E14])/(2^(LN(([.E13]-[.E14])/([.E14]-[.E15]))/LN(2))-1)" office:value-type="float" office:value="35.9393373815328" calcext:value-type="float">
            <text:p>35.93933738</text:p>
          </table:table-cell>
          <table:table-cell table:formula="of:=[.F15]+([.F15]-[.F14])/(2^(LN(([.F13]-[.F14])/([.F14]-[.F15]))/LN(2))-1)" office:value-type="float" office:value="0.522410055555556" calcext:value-type="float">
            <text:p>0.52241006</text:p>
          </table:table-cell>
          <table:table-cell table:formula="of:=[.G15]+([.G15]-[.G14])/(2^(LN(([.G13]-[.G14])/([.G14]-[.G15]))/LN(2))-1)" office:value-type="float" office:value="1.38363389106278" calcext:value-type="float">
            <text:p>1.38363389</text:p>
          </table:table-cell>
          <table:table-cell table:formula="of:=ABS([.H15]+([.H15]-[.H14])/(2^(LN(([.H13]-[.H14])/([.H14]-[.H15]))/LN(2))-1))" office:value-type="float" office:value="1.38185950431574" calcext:value-type="float">
            <text:p>1.381859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office:value-type="float" office:value="3.812" calcext:value-type="float">
            <text:p>3.812</text:p>
          </table:table-cell>
          <table:table-cell office:value-type="float" office:value="35.936" calcext:value-type="float">
            <text:p>35.936</text:p>
          </table:table-cell>
          <table:table-cell office:value-type="float" office:value="0.522" calcext:value-type="float">
            <text:p>0.522</text:p>
          </table:table-cell>
          <table:table-cell table:number-columns-repeated="2" office:value-type="float" office:value="1.381" calcext:value-type="float">
            <text:p>1.38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office:value-type="float" office:value="3.8218" calcext:value-type="float">
            <text:p>3.8218</text:p>
          </table:table-cell>
          <table:table-cell office:value-type="float" office:value="36.0425" calcext:value-type="float">
            <text:p>36.0425</text:p>
          </table:table-cell>
          <table:table-cell office:value-type="float" office:value="0.5214" calcext:value-type="float">
            <text:p>0.5214</text:p>
          </table:table-cell>
          <table:table-cell table:number-columns-repeated="2" office:value-type="float" office:value="1.3812" calcext:value-type="float">
            <text:p>1.381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office:value-type="float" office:value="3.82" calcext:value-type="float">
            <text:p>3.82</text:p>
          </table:table-cell>
          <table:table-cell office:value-type="float" office:value="35.9" calcext:value-type="float">
            <text:p>35.9</text:p>
          </table:table-cell>
          <table:table-cell office:value-type="float" office:value="0.5217" calcext:value-type="float">
            <text:p>0.5217</text:p>
          </table:table-cell>
          <table:table-cell office:value-type="float" office:value="1.3818" calcext:value-type="float">
            <text:p>1.3818</text:p>
          </table:table-cell>
          <table:table-cell office:value-type="float" office:value="1.383" calcext:value-type="float">
            <text:p>1.38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8" calcext:value-type="float">
            <text:p>8</text:p>
          </table:table-cell>
          <table:table-cell office:value-type="float" office:value="2.44715103" calcext:value-type="float">
            <text:p>2.44715103</text:p>
          </table:table-cell>
          <table:table-cell office:value-type="float" office:value="24.696589" calcext:value-type="float">
            <text:p>24.696589</text:p>
          </table:table-cell>
          <table:table-cell office:value-type="float" office:value="0.511595" calcext:value-type="float">
            <text:p>0.511595</text:p>
          </table:table-cell>
          <table:table-cell office:value-type="float" office:value="1.36222437" calcext:value-type="float">
            <text:p>1.36222437</text:p>
          </table:table-cell>
          <table:table-cell office:value-type="float" office:value="-1.36352294" calcext:value-type="float">
            <text:p>-1.36352294</text:p>
          </table:table-cell>
          <table:table-cell table:style-name="ce15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office:value-type="float" office:value="2.44595364" calcext:value-type="float">
            <text:p>2.44595364</text:p>
          </table:table-cell>
          <table:table-cell office:value-type="float" office:value="24.6819074" calcext:value-type="float">
            <text:p>24.6819074</text:p>
          </table:table-cell>
          <table:table-cell office:value-type="float" office:value="0.511384" calcext:value-type="float">
            <text:p>0.511384</text:p>
          </table:table-cell>
          <table:table-cell office:value-type="float" office:value="1.34315554" calcext:value-type="float">
            <text:p>1.34315554</text:p>
          </table:table-cell>
          <table:table-cell office:value-type="float" office:value="-1.35424413" calcext:value-type="float">
            <text:p>-1.35424413</text:p>
          </table:table-cell>
          <table:table-cell table:style-name="ce15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office:value-type="float" office:value="2.44599749" calcext:value-type="float">
            <text:p>2.44599749</text:p>
          </table:table-cell>
          <table:table-cell office:value-type="float" office:value="24.6810297" calcext:value-type="float">
            <text:p>24.6810297</text:p>
          </table:table-cell>
          <table:table-cell office:value-type="float" office:value="0.511423" calcext:value-type="float">
            <text:p>0.511423</text:p>
          </table:table-cell>
          <table:table-cell office:value-type="float" office:value="1.34269001" calcext:value-type="float">
            <text:p>1.34269001</text:p>
          </table:table-cell>
          <table:table-cell office:value-type="float" office:value="-1.35398495" calcext:value-type="float">
            <text:p>-1.35398495</text:p>
          </table:table-cell>
          <table:table-cell table:style-name="ce15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office:value-type="float" office:value="2.44599136" calcext:value-type="float">
            <text:p>2.44599136</text:p>
          </table:table-cell>
          <table:table-cell office:value-type="float" office:value="24.6809436" calcext:value-type="float">
            <text:p>24.6809436</text:p>
          </table:table-cell>
          <table:table-cell office:value-type="float" office:value="0.511423" calcext:value-type="float">
            <text:p>0.511423</text:p>
          </table:table-cell>
          <table:table-cell office:value-type="float" office:value="1.34267585" calcext:value-type="float">
            <text:p>1.34267585</text:p>
          </table:table-cell>
          <table:table-cell office:value-type="float" office:value="-1.35397437" calcext:value-type="float">
            <text:p>-1.35397437</text:p>
          </table:table-cell>
          <table:table-cell table:style-name="ce15"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office:value-type="float" office:value="2.44599136" calcext:value-type="float">
            <text:p>2.44599136</text:p>
          </table:table-cell>
          <table:table-cell table:formula="of:=[.E24]+([.E24]-[.E23])/(2^(LN(([.E22]-[.E23])/([.E23]-[.E24]))/LN(2))-1)" office:value-type="float" office:value="24.6809342351566" calcext:value-type="float">
            <text:p>24.68093424</text:p>
          </table:table-cell>
          <table:table-cell office:value-type="float" office:value="0.511423" calcext:value-type="float">
            <text:p>0.511423</text:p>
          </table:table-cell>
          <table:table-cell table:formula="of:=[.G24]+([.G24]-[.G23])/(2^(LN(([.G22]-[.G23])/([.G23]-[.G24]))/LN(2))-1)" office:value-type="float" office:value="1.34267540578439" calcext:value-type="float">
            <text:p>1.34267541</text:p>
          </table:table-cell>
          <table:table-cell table:formula="of:=ABS([.H24]+([.H24]-[.H23])/(2^(LN(([.H22]-[.H23])/([.H23]-[.H24]))/LN(2))-1))" office:value-type="float" office:value="1.3539739197329" calcext:value-type="float">
            <text:p>1.3539739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office:value-type="float" office:value="2.438" calcext:value-type="float">
            <text:p>2.438</text:p>
          </table:table-cell>
          <table:table-cell office:value-type="float" office:value="24.663" calcext:value-type="float">
            <text:p>24.663</text:p>
          </table:table-cell>
          <table:table-cell office:value-type="float" office:value="0.512" calcext:value-type="float">
            <text:p>0.512</text:p>
          </table:table-cell>
          <table:table-cell office:value-type="float" office:value="1.343" calcext:value-type="float">
            <text:p>1.343</text:p>
          </table:table-cell>
          <table:table-cell office:value-type="float" office:value="1.349" calcext:value-type="float">
            <text:p>1.349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office:value-type="float" office:value="2.4716" calcext:value-type="float">
            <text:p>2.4716</text:p>
          </table:table-cell>
          <table:table-cell office:value-type="float" office:value="25.0157" calcext:value-type="float">
            <text:p>25.0157</text:p>
          </table:table-cell>
          <table:table-cell office:value-type="float" office:value="0.51" calcext:value-type="float">
            <text:p>0.51</text:p>
          </table:table-cell>
          <table:table-cell office:value-type="float" office:value="1.3622" calcext:value-type="float">
            <text:p>1.3622</text:p>
          </table:table-cell>
          <table:table-cell office:value-type="float" office:value="1.3621" calcext:value-type="float">
            <text:p>1.362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office:value-type="float" office:value="2.47" calcext:value-type="float">
            <text:p>2.47</text:p>
          </table:table-cell>
          <table:table-cell office:value-type="float" office:value="24.9" calcext:value-type="float">
            <text:p>24.9</text:p>
          </table:table-cell>
          <table:table-cell office:value-type="float" office:value="0.5103" calcext:value-type="float">
            <text:p>0.5103</text:p>
          </table:table-cell>
          <table:table-cell office:value-type="float" office:value="1.3627" calcext:value-type="float">
            <text:p>1.3627</text:p>
          </table:table-cell>
          <table:table-cell office:value-type="float" office:value="1.3638" calcext:value-type="float">
            <text:p>1.363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8" calcext:value-type="float">
            <text:p>8</text:p>
          </table:table-cell>
          <table:table-cell office:value-type="float" office:value="9.09120002" calcext:value-type="float">
            <text:p>9.09120002</text:p>
          </table:table-cell>
          <table:table-cell office:value-type="float" office:value="181.502356" calcext:value-type="float">
            <text:p>181.502356</text:p>
          </table:table-cell>
          <table:table-cell office:value-type="float" office:value="0.535224" calcext:value-type="float">
            <text:p>0.535224</text:p>
          </table:table-cell>
          <table:table-cell office:value-type="float" office:value="2.1292708" calcext:value-type="float">
            <text:p>2.1292708</text:p>
          </table:table-cell>
          <table:table-cell office:value-type="float" office:value="-2.13013815" calcext:value-type="float">
            <text:p>-2.1301381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office:value-type="float" office:value="9.19715062" calcext:value-type="float">
            <text:p>9.19715062</text:p>
          </table:table-cell>
          <table:table-cell office:value-type="float" office:value="177.875871" calcext:value-type="float">
            <text:p>177.875871</text:p>
          </table:table-cell>
          <table:table-cell office:value-type="float" office:value="0.531898" calcext:value-type="float">
            <text:p>0.531898</text:p>
          </table:table-cell>
          <table:table-cell office:value-type="float" office:value="2.04951611" calcext:value-type="float">
            <text:p>2.04951611</text:p>
          </table:table-cell>
          <table:table-cell office:value-type="float" office:value="-2.04886241" calcext:value-type="float">
            <text:p>-2.0488624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office:value-type="float" office:value="9.24114687" calcext:value-type="float">
            <text:p>9.24114687</text:p>
          </table:table-cell>
          <table:table-cell office:value-type="float" office:value="178.071737" calcext:value-type="float">
            <text:p>178.071737</text:p>
          </table:table-cell>
          <table:table-cell office:value-type="float" office:value="0.532137" calcext:value-type="float">
            <text:p>0.532137</text:p>
          </table:table-cell>
          <table:table-cell office:value-type="float" office:value="2.0524867" calcext:value-type="float">
            <text:p>2.0524867</text:p>
          </table:table-cell>
          <table:table-cell office:value-type="float" office:value="-2.05165498" calcext:value-type="float">
            <text:p>-2.0516549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office:value-type="float" office:value="9.24155662" calcext:value-type="float">
            <text:p>9.24155662</text:p>
          </table:table-cell>
          <table:table-cell office:value-type="float" office:value="178.075242" calcext:value-type="float">
            <text:p>178.075242</text:p>
          </table:table-cell>
          <table:table-cell office:value-type="float" office:value="0.532156" calcext:value-type="float">
            <text:p>0.532156</text:p>
          </table:table-cell>
          <table:table-cell office:value-type="float" office:value="2.05251805" calcext:value-type="float">
            <text:p>2.05251805</text:p>
          </table:table-cell>
          <table:table-cell office:value-type="float" office:value="-2.0516818" calcext:value-type="float">
            <text:p>-2.051681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33]+([.D33]-[.D32])/(2^(LN(([.D31]-[.D32])/([.D32]-[.D33]))/LN(2))-1)" office:value-type="float" office:value="9.24156047199689" calcext:value-type="float">
            <text:p>9.24156047</text:p>
          </table:table-cell>
          <table:table-cell table:formula="of:=[.E33]+([.E33]-[.E32])/(2^(LN(([.E31]-[.E32])/([.E32]-[.E33]))/LN(2))-1)" office:value-type="float" office:value="178.075305864427" calcext:value-type="float">
            <text:p>178.07530586</text:p>
          </table:table-cell>
          <table:table-cell table:formula="of:=[.F33]+([.F33]-[.F32])/(2^(LN(([.F31]-[.F32])/([.F32]-[.F33]))/LN(2))-1)" office:value-type="float" office:value="0.532157640909091" calcext:value-type="float">
            <text:p>0.53215764</text:p>
          </table:table-cell>
          <table:table-cell table:formula="of:=[.G33]+([.G33]-[.G32])/(2^(LN(([.G31]-[.G32])/([.G32]-[.G33]))/LN(2))-1)" office:value-type="float" office:value="2.05251838437981" calcext:value-type="float">
            <text:p>2.05251838</text:p>
          </table:table-cell>
          <table:table-cell table:formula="of:=ABS([.H33]+([.H33]-[.H32])/(2^(LN(([.H31]-[.H32])/([.H32]-[.H33]))/LN(2))-1))" office:value-type="float" office:value="2.0516820600786" calcext:value-type="float">
            <text:p>2.05168206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office:value-type="float" office:value="9.196" calcext:value-type="float">
            <text:p>9.196</text:p>
          </table:table-cell>
          <table:table-cell office:value-type="float" office:value="178.229" calcext:value-type="float">
            <text:p>178.229</text:p>
          </table:table-cell>
          <table:table-cell office:value-type="float" office:value="0.532" calcext:value-type="float">
            <text:p>0.532</text:p>
          </table:table-cell>
          <table:table-cell office:value-type="float" office:value="2.041" calcext:value-type="float">
            <text:p>2.041</text:p>
          </table:table-cell>
          <table:table-cell office:value-type="float" office:value="2.051" calcext:value-type="float">
            <text:p>2.05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office:value-type="float" office:value="9.2428" calcext:value-type="float">
            <text:p>9.2428</text:p>
          </table:table-cell>
          <table:table-cell office:value-type="float" office:value="179.7523" calcext:value-type="float">
            <text:p>179.7523</text:p>
          </table:table-cell>
          <table:table-cell office:value-type="float" office:value="0.5318" calcext:value-type="float">
            <text:p>0.5318</text:p>
          </table:table-cell>
          <table:table-cell office:value-type="float" office:value="2.0518" calcext:value-type="float">
            <text:p>2.0518</text:p>
          </table:table-cell>
          <table:table-cell office:value-type="float" office:value="2.0519" calcext:value-type="float">
            <text:p>2.0519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office:value-type="float" office:value="9.21" calcext:value-type="float">
            <text:p>9.21</text:p>
          </table:table-cell>
          <table:table-cell office:value-type="float" office:value="178.2" calcext:value-type="float">
            <text:p>178.2</text:p>
          </table:table-cell>
          <table:table-cell office:value-type="float" office:value="0.5319" calcext:value-type="float">
            <text:p>0.5319</text:p>
          </table:table-cell>
          <table:table-cell office:value-type="float" office:value="2.0503" calcext:value-type="float">
            <text:p>2.0503</text:p>
          </table:table-cell>
          <table:table-cell office:value-type="float" office:value="2.054" calcext:value-type="float">
            <text:p>2.05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8" calcext:value-type="float">
            <text:p>8</text:p>
          </table:table-cell>
          <table:table-cell office:value-type="float" office:value="7.47932755" calcext:value-type="float">
            <text:p>7.47932755</text:p>
          </table:table-cell>
          <table:table-cell office:value-type="float" office:value="157.559285" calcext:value-type="float">
            <text:p>157.559285</text:p>
          </table:table-cell>
          <table:table-cell office:value-type="float" office:value="0.552943" calcext:value-type="float">
            <text:p>0.552943</text:p>
          </table:table-cell>
          <table:table-cell office:value-type="float" office:value="3.34522659" calcext:value-type="float">
            <text:p>3.34522659</text:p>
          </table:table-cell>
          <table:table-cell office:value-type="float" office:value="-3.3460926" calcext:value-type="float">
            <text:p>-3.3460926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office:value-type="float" office:value="7.54705702" calcext:value-type="float">
            <text:p>7.54705702</text:p>
          </table:table-cell>
          <table:table-cell office:value-type="float" office:value="154.984701" calcext:value-type="float">
            <text:p>154.984701</text:p>
          </table:table-cell>
          <table:table-cell office:value-type="float" office:value="0.547643" calcext:value-type="float">
            <text:p>0.547643</text:p>
          </table:table-cell>
          <table:table-cell office:value-type="float" office:value="3.23369016" calcext:value-type="float">
            <text:p>3.23369016</text:p>
          </table:table-cell>
          <table:table-cell office:value-type="float" office:value="-3.23231141" calcext:value-type="float">
            <text:p>-3.2323114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office:value-type="float" office:value="7.57137913" calcext:value-type="float">
            <text:p>7.57137913</text:p>
          </table:table-cell>
          <table:table-cell office:value-type="float" office:value="155.116262" calcext:value-type="float">
            <text:p>155.116262</text:p>
          </table:table-cell>
          <table:table-cell office:value-type="float" office:value="0.548002" calcext:value-type="float">
            <text:p>0.548002</text:p>
          </table:table-cell>
          <table:table-cell office:value-type="float" office:value="3.23677705" calcext:value-type="float">
            <text:p>3.23677705</text:p>
          </table:table-cell>
          <table:table-cell office:value-type="float" office:value="-3.23511097" calcext:value-type="float">
            <text:p>-3.23511097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office:value-type="float" office:value="7.5717806" calcext:value-type="float">
            <text:p>7.5717806</text:p>
          </table:table-cell>
          <table:table-cell office:value-type="float" office:value="155.119683" calcext:value-type="float">
            <text:p>155.119683</text:p>
          </table:table-cell>
          <table:table-cell office:value-type="float" office:value="0.548038" calcext:value-type="float">
            <text:p>0.548038</text:p>
          </table:table-cell>
          <table:table-cell office:value-type="float" office:value="3.23682593" calcext:value-type="float">
            <text:p>3.23682593</text:p>
          </table:table-cell>
          <table:table-cell office:value-type="float" office:value="-3.23515095" calcext:value-type="float">
            <text:p>-3.2351509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42]+([.D42]-[.D41])/(2^(LN(([.D40]-[.D41])/([.D41]-[.D42]))/LN(2))-1)" office:value-type="float" office:value="7.57178733803715" calcext:value-type="float">
            <text:p>7.57178734</text:p>
          </table:table-cell>
          <table:table-cell table:formula="of:=[.E42]+([.E42]-[.E41])/(2^(LN(([.E40]-[.E41])/([.E41]-[.E42]))/LN(2))-1)" office:value-type="float" office:value="155.119774331676" calcext:value-type="float">
            <text:p>155.11977433</text:p>
          </table:table-cell>
          <table:table-cell table:formula="of:=[.F42]+([.F42]-[.F41])/(2^(LN(([.F40]-[.F41])/([.F41]-[.F42]))/LN(2))-1)" office:value-type="float" office:value="0.548042012383901" calcext:value-type="float">
            <text:p>0.54804201</text:p>
          </table:table-cell>
          <table:table-cell table:formula="of:=[.G42]+([.G42]-[.G41])/(2^(LN(([.G40]-[.G41])/([.G41]-[.G42]))/LN(2))-1)" office:value-type="float" office:value="3.23682671645376" calcext:value-type="float">
            <text:p>3.23682672</text:p>
          </table:table-cell>
          <table:table-cell table:formula="of:=ABS([.H42]+([.H42]-[.H41])/(2^(LN(([.H40]-[.H41])/([.H41]-[.H42]))/LN(2))-1))" office:value-type="float" office:value="3.23515152921872" calcext:value-type="float">
            <text:p>3.2351515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office:value-type="float" office:value="7.532" calcext:value-type="float">
            <text:p>7.532</text:p>
          </table:table-cell>
          <table:table-cell office:value-type="float" office:value="155.304" calcext:value-type="float">
            <text:p>155.304</text:p>
          </table:table-cell>
          <table:table-cell office:value-type="float" office:value="0.548" calcext:value-type="float">
            <text:p>0.548</text:p>
          </table:table-cell>
          <table:table-cell office:value-type="float" office:value="3.221" calcext:value-type="float">
            <text:p>3.221</text:p>
          </table:table-cell>
          <table:table-cell office:value-type="float" office:value="3.233" calcext:value-type="float">
            <text:p>3.23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office:value-type="float" office:value="7.5719" calcext:value-type="float">
            <text:p>7.5719</text:p>
          </table:table-cell>
          <table:table-cell office:value-type="float" office:value="156.5589" calcext:value-type="float">
            <text:p>156.5589</text:p>
          </table:table-cell>
          <table:table-cell office:value-type="float" office:value="0.5472" calcext:value-type="float">
            <text:p>0.5472</text:p>
          </table:table-cell>
          <table:table-cell office:value-type="float" office:value="3.2344" calcext:value-type="float">
            <text:p>3.2344</text:p>
          </table:table-cell>
          <table:table-cell office:value-type="float" office:value="3.2346" calcext:value-type="float">
            <text:p>3.2346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office:value-type="float" office:value="7.55" calcext:value-type="float">
            <text:p>7.55</text:p>
          </table:table-cell>
          <table:table-cell office:value-type="float" office:value="155.1" calcext:value-type="float">
            <text:p>155.1</text:p>
          </table:table-cell>
          <table:table-cell office:value-type="float" office:value="0.5472" calcext:value-type="float">
            <text:p>0.5472</text:p>
          </table:table-cell>
          <table:table-cell office:value-type="float" office:value="3.233" calcext:value-type="float">
            <text:p>3.233</text:p>
          </table:table-cell>
          <table:table-cell office:value-type="float" office:value="3.2392" calcext:value-type="float">
            <text:p>3.239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8" calcext:value-type="float">
            <text:p>8</text:p>
          </table:table-cell>
          <table:table-cell office:value-type="float" office:value="4.16693486" calcext:value-type="float">
            <text:p>4.16693486</text:p>
          </table:table-cell>
          <table:table-cell office:value-type="float" office:value="79.7761396" calcext:value-type="float">
            <text:p>79.7761396</text:p>
          </table:table-cell>
          <table:table-cell office:value-type="float" office:value="0.540154" calcext:value-type="float">
            <text:p>0.540154</text:p>
          </table:table-cell>
          <table:table-cell office:value-type="float" office:value="2.31198492" calcext:value-type="float">
            <text:p>2.31198492</text:p>
          </table:table-cell>
          <table:table-cell office:value-type="float" office:value="-2.34702328" calcext:value-type="float">
            <text:p>-2.3470232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office:value-type="float" office:value="3.86659809" calcext:value-type="float">
            <text:p>3.86659809</text:p>
          </table:table-cell>
          <table:table-cell office:value-type="float" office:value="84.318518" calcext:value-type="float">
            <text:p>84.318518</text:p>
          </table:table-cell>
          <table:table-cell office:value-type="float" office:value="0.529342" calcext:value-type="float">
            <text:p>0.529342</text:p>
          </table:table-cell>
          <table:table-cell office:value-type="float" office:value="2.7563994" calcext:value-type="float">
            <text:p>2.7563994</text:p>
          </table:table-cell>
          <table:table-cell office:value-type="float" office:value="-2.77137283" calcext:value-type="float">
            <text:p>-2.7713728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office:value-type="float" office:value="3.87003877" calcext:value-type="float">
            <text:p>3.87003877</text:p>
          </table:table-cell>
          <table:table-cell office:value-type="float" office:value="84.3639658" calcext:value-type="float">
            <text:p>84.3639658</text:p>
          </table:table-cell>
          <table:table-cell office:value-type="float" office:value="0.52976" calcext:value-type="float">
            <text:p>0.52976</text:p>
          </table:table-cell>
          <table:table-cell office:value-type="float" office:value="2.75194609" calcext:value-type="float">
            <text:p>2.75194609</text:p>
          </table:table-cell>
          <table:table-cell office:value-type="float" office:value="-2.76919696" calcext:value-type="float">
            <text:p>-2.76919696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office:value-type="float" office:value="3.87027053" calcext:value-type="float">
            <text:p>3.87027053</text:p>
          </table:table-cell>
          <table:table-cell office:value-type="float" office:value="84.3675602" calcext:value-type="float">
            <text:p>84.3675602</text:p>
          </table:table-cell>
          <table:table-cell office:value-type="float" office:value="0.529802" calcext:value-type="float">
            <text:p>0.529802</text:p>
          </table:table-cell>
          <table:table-cell office:value-type="float" office:value="2.75186508" calcext:value-type="float">
            <text:p>2.75186508</text:p>
          </table:table-cell>
          <table:table-cell office:value-type="float" office:value="-2.76915568" calcext:value-type="float">
            <text:p>-2.7691556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51]+([.D51]-[.D50])/(2^(LN(([.D49]-[.D50])/([.D50]-[.D51]))/LN(2))-1)" office:value-type="float" office:value="3.87028726855927" calcext:value-type="float">
            <text:p>3.87028727</text:p>
          </table:table-cell>
          <table:table-cell table:formula="of:=[.E51]+([.E51]-[.E50])/(2^(LN(([.E49]-[.E50])/([.E50]-[.E51]))/LN(2))-1)" office:value-type="float" office:value="84.3678688896491" calcext:value-type="float">
            <text:p>84.36786889</text:p>
          </table:table-cell>
          <table:table-cell table:formula="of:=[.F51]+([.F51]-[.F50])/(2^(LN(([.F49]-[.F50])/([.F50]-[.F51]))/LN(2))-1)" office:value-type="float" office:value="0.529806691489362" calcext:value-type="float">
            <text:p>0.52980669</text:p>
          </table:table-cell>
          <table:table-cell table:formula="of:=[.G51]+([.G51]-[.G50])/(2^(LN(([.G49]-[.G50])/([.G50]-[.G51]))/LN(2))-1)" office:value-type="float" office:value="2.75186357904625" calcext:value-type="float">
            <text:p>2.75186358</text:p>
          </table:table-cell>
          <table:table-cell table:formula="of:=ABS([.H51]+([.H51]-[.H50])/(2^(LN(([.H49]-[.H50])/([.H50]-[.H51]))/LN(2))-1))" office:value-type="float" office:value="2.76915488170225" calcext:value-type="float">
            <text:p>2.76915488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office:value-type="float" office:value="3.857" calcext:value-type="float">
            <text:p>3.857</text:p>
          </table:table-cell>
          <table:table-cell office:value-type="float" office:value="84.587" calcext:value-type="float">
            <text:p>84.587</text:p>
          </table:table-cell>
          <table:table-cell office:value-type="float" office:value="0.53" calcext:value-type="float">
            <text:p>0.53</text:p>
          </table:table-cell>
          <table:table-cell office:value-type="float" office:value="2.742" calcext:value-type="float">
            <text:p>2.742</text:p>
          </table:table-cell>
          <table:table-cell office:value-type="float" office:value="2.765" calcext:value-type="float">
            <text:p>2.76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office:value-type="float" office:value="3.878" calcext:value-type="float">
            <text:p>3.878</text:p>
          </table:table-cell>
          <table:table-cell office:value-type="float" office:value="85.5803" calcext:value-type="float">
            <text:p>85.5803</text:p>
          </table:table-cell>
          <table:table-cell office:value-type="float" office:value="0.5294" calcext:value-type="float">
            <text:p>0.5294</text:p>
          </table:table-cell>
          <table:table-cell office:value-type="float" office:value="2.761" calcext:value-type="float">
            <text:p>2.761</text:p>
          </table:table-cell>
          <table:table-cell office:value-type="float" office:value="2.7614" calcext:value-type="float">
            <text:p>2.761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office:value-type="float" office:value="3.88" calcext:value-type="float">
            <text:p>3.88</text:p>
          </table:table-cell>
          <table:table-cell office:value-type="float" office:value="84.6" calcext:value-type="float">
            <text:p>84.6</text:p>
          </table:table-cell>
          <table:table-cell office:value-type="float" office:value="0.5294" calcext:value-type="float">
            <text:p>0.5294</text:p>
          </table:table-cell>
          <table:table-cell office:value-type="float" office:value="2.7652" calcext:value-type="float">
            <text:p>2.7652</text:p>
          </table:table-cell>
          <table:table-cell office:value-type="float" office:value="2.7742" calcext:value-type="float">
            <text:p>2.774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TA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/h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Vr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8" calcext:value-type="float">
            <text:p>8</text:p>
          </table:table-cell>
          <table:table-cell office:value-type="float" office:value="4.4109102" calcext:value-type="float">
            <text:p>4.4109102</text:p>
          </table:table-cell>
          <table:table-cell office:value-type="float" office:value="40.0182029" calcext:value-type="float">
            <text:p>40.0182029</text:p>
          </table:table-cell>
          <table:table-cell office:value-type="float" office:value="0.512524" calcext:value-type="float">
            <text:p>0.512524</text:p>
          </table:table-cell>
          <table:table-cell office:value-type="float" office:value="0.85234772" calcext:value-type="float">
            <text:p>0.85234772</text:p>
          </table:table-cell>
          <table:table-cell office:value-type="float" office:value="-0.850207586" calcext:value-type="float">
            <text:p>-0.85020759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office:value-type="float" office:value="4.42469195" calcext:value-type="float">
            <text:p>4.42469195</text:p>
          </table:table-cell>
          <table:table-cell office:value-type="float" office:value="40.0477472" calcext:value-type="float">
            <text:p>40.0477472</text:p>
          </table:table-cell>
          <table:table-cell office:value-type="float" office:value="0.512726" calcext:value-type="float">
            <text:p>0.512726</text:p>
          </table:table-cell>
          <table:table-cell office:value-type="float" office:value="0.852798627" calcext:value-type="float">
            <text:p>0.85279863</text:p>
          </table:table-cell>
          <table:table-cell office:value-type="float" office:value="-0.850510641" calcext:value-type="float">
            <text:p>-0.85051064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office:value-type="float" office:value="4.4246614" calcext:value-type="float">
            <text:p>4.4246614</text:p>
          </table:table-cell>
          <table:table-cell office:value-type="float" office:value="40.0474566" calcext:value-type="float">
            <text:p>40.0474566</text:p>
          </table:table-cell>
          <table:table-cell office:value-type="float" office:value="0.512733" calcext:value-type="float">
            <text:p>0.512733</text:p>
          </table:table-cell>
          <table:table-cell office:value-type="float" office:value="0.852766296" calcext:value-type="float">
            <text:p>0.8527663</text:p>
          </table:table-cell>
          <table:table-cell office:value-type="float" office:value="-0.85047532" calcext:value-type="float">
            <text:p>-0.85047532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office:value-type="float" office:value="4.42464575" calcext:value-type="float">
            <text:p>4.42464575</text:p>
          </table:table-cell>
          <table:table-cell office:value-type="float" office:value="40.0473833" calcext:value-type="float">
            <text:p>40.0473833</text:p>
          </table:table-cell>
          <table:table-cell office:value-type="float" office:value="0.512733" calcext:value-type="float">
            <text:p>0.512733</text:p>
          </table:table-cell>
          <table:table-cell office:value-type="float" office:value="0.852762615" calcext:value-type="float">
            <text:p>0.85276262</text:p>
          </table:table-cell>
          <table:table-cell office:value-type="float" office:value="-0.850471582" calcext:value-type="float">
            <text:p>-0.8504715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62]+([.D62]-[.D61])/(2^(LN(([.D60]-[.D61])/([.D61]-[.D62]))/LN(2))-1)" office:value-type="float" office:value="4.42462931224832" calcext:value-type="float">
            <text:p>4.42462931</text:p>
          </table:table-cell>
          <table:table-cell table:formula="of:=[.E62]+([.E62]-[.E61])/(2^(LN(([.E60]-[.E61])/([.E61]-[.E62]))/LN(2))-1)" office:value-type="float" office:value="40.0473585743212" calcext:value-type="float">
            <text:p>40.04735857</text:p>
          </table:table-cell>
          <table:table-cell office:value-type="float" office:value="0.512733" calcext:value-type="float">
            <text:p>0.512733</text:p>
          </table:table-cell>
          <table:table-cell table:formula="of:=[.G62]+([.G62]-[.G61])/(2^(LN(([.G60]-[.G61])/([.G61]-[.G62]))/LN(2))-1)" office:value-type="float" office:value="0.852762142058953" calcext:value-type="float">
            <text:p>0.85276214</text:p>
          </table:table-cell>
          <table:table-cell table:formula="of:=ABS([.H62]+([.H62]-[.H61])/(2^(LN(([.H60]-[.H61])/([.H61]-[.H62]))/LN(2))-1))" office:value-type="float" office:value="0.850471139589716" calcext:value-type="float">
            <text:p>0.85047114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office:value-type="float" office:value="4.416" calcext:value-type="float">
            <text:p>4.416</text:p>
          </table:table-cell>
          <table:table-cell office:value-type="float" office:value="40.043" calcext:value-type="float">
            <text:p>40.043</text:p>
          </table:table-cell>
          <table:table-cell office:value-type="float" office:value="0.513" calcext:value-type="float">
            <text:p>0.513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office:value-type="float" office:value="4.43" calcext:value-type="float">
            <text:p>4.43</text:p>
          </table:table-cell>
          <table:table-cell office:value-type="float" office:value="40.2" calcext:value-type="float">
            <text:p>40.2</text:p>
          </table:table-cell>
          <table:table-cell office:value-type="float" office:value="0.5127" calcext:value-type="float">
            <text:p>0.5127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851" calcext:value-type="float">
            <text:p>0.851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office:value-type="float" office:value="4.42" calcext:value-type="float">
            <text:p>4.42</text:p>
          </table:table-cell>
          <table:table-cell office:value-type="float" office:value="40.1" calcext:value-type="float">
            <text:p>40.1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8521" calcext:value-type="float">
            <text:p>0.852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8" calcext:value-type="float">
            <text:p>8</text:p>
          </table:table-cell>
          <table:table-cell office:value-type="float" office:value="3.8525617" calcext:value-type="float">
            <text:p>3.8525617</text:p>
          </table:table-cell>
          <table:table-cell office:value-type="float" office:value="36.2902243" calcext:value-type="float">
            <text:p>36.2902243</text:p>
          </table:table-cell>
          <table:table-cell office:value-type="float" office:value="0.518485" calcext:value-type="float">
            <text:p>0.518485</text:p>
          </table:table-cell>
          <table:table-cell office:value-type="float" office:value="1.40697045" calcext:value-type="float">
            <text:p>1.40697045</text:p>
          </table:table-cell>
          <table:table-cell office:value-type="float" office:value="-1.39249151" calcext:value-type="float">
            <text:p>-1.39249151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office:value-type="float" office:value="3.86190625" calcext:value-type="float">
            <text:p>3.86190625</text:p>
          </table:table-cell>
          <table:table-cell office:value-type="float" office:value="36.3113896" calcext:value-type="float">
            <text:p>36.3113896</text:p>
          </table:table-cell>
          <table:table-cell office:value-type="float" office:value="0.518774" calcext:value-type="float">
            <text:p>0.518774</text:p>
          </table:table-cell>
          <table:table-cell office:value-type="float" office:value="1.40717039" calcext:value-type="float">
            <text:p>1.40717039</text:p>
          </table:table-cell>
          <table:table-cell office:value-type="float" office:value="-1.39234936" calcext:value-type="float">
            <text:p>-1.39234936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office:value-type="float" office:value="3.86190615" calcext:value-type="float">
            <text:p>3.86190615</text:p>
          </table:table-cell>
          <table:table-cell office:value-type="float" office:value="36.3110527" calcext:value-type="float">
            <text:p>36.3110527</text:p>
          </table:table-cell>
          <table:table-cell office:value-type="float" office:value="0.518788" calcext:value-type="float">
            <text:p>0.518788</text:p>
          </table:table-cell>
          <table:table-cell office:value-type="float" office:value="1.40710519" calcext:value-type="float">
            <text:p>1.40710519</text:p>
          </table:table-cell>
          <table:table-cell office:value-type="float" office:value="-1.39227734" calcext:value-type="float">
            <text:p>-1.39227734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office:value-type="float" office:value="3.86189343" calcext:value-type="float">
            <text:p>3.86189343</text:p>
          </table:table-cell>
          <table:table-cell office:value-type="float" office:value="36.3109795" calcext:value-type="float">
            <text:p>36.3109795</text:p>
          </table:table-cell>
          <table:table-cell office:value-type="float" office:value="0.518788" calcext:value-type="float">
            <text:p>0.518788</text:p>
          </table:table-cell>
          <table:table-cell office:value-type="float" office:value="1.40709855" calcext:value-type="float">
            <text:p>1.40709855</text:p>
          </table:table-cell>
          <table:table-cell office:value-type="float" office:value="-1.39227064" calcext:value-type="float">
            <text:p>-1.392270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71]+([.D71]-[.D70])/(2^(LN(([.D69]-[.D70])/([.D70]-[.D71]))/LN(2))-1)" office:value-type="float" office:value="3.86190625079239" calcext:value-type="float">
            <text:p>3.86190625</text:p>
          </table:table-cell>
          <table:table-cell table:formula="of:=[.E71]+([.E71]-[.E70])/(2^(LN(([.E69]-[.E70])/([.E70]-[.E71]))/LN(2))-1)" office:value-type="float" office:value="36.3109591805461" calcext:value-type="float">
            <text:p>36.31095918</text:p>
          </table:table-cell>
          <table:table-cell office:value-type="float" office:value="0.518788" calcext:value-type="float">
            <text:p>0.518788</text:p>
          </table:table-cell>
          <table:table-cell table:formula="of:=[.G71]+([.G71]-[.G70])/(2^(LN(([.G69]-[.G70])/([.G70]-[.G71]))/LN(2))-1)" office:value-type="float" office:value="1.40709779710383" calcext:value-type="float">
            <text:p>1.4070978</text:p>
          </table:table-cell>
          <table:table-cell table:formula="of:=ABS([.H71]+([.H71]-[.H70])/(2^(LN(([.H69]-[.H70])/([.H70]-[.H71]))/LN(2))-1))" office:value-type="float" office:value="1.39226995276791" calcext:value-type="float">
            <text:p>1.39226995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office:value-type="float" office:value="3.851" calcext:value-type="float">
            <text:p>3.851</text:p>
          </table:table-cell>
          <table:table-cell office:value-type="float" office:value="36.307" calcext:value-type="float">
            <text:p>36.307</text:p>
          </table:table-cell>
          <table:table-cell office:value-type="float" office:value="0.519" calcext:value-type="float">
            <text:p>0.519</text:p>
          </table:table-cell>
          <table:table-cell office:value-type="float" office:value="1.404" calcext:value-type="float">
            <text:p>1.404</text:p>
          </table:table-cell>
          <table:table-cell office:value-type="float" office:value="1.391" calcext:value-type="float">
            <text:p>1.391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office:value-type="float" office:value="3.86" calcext:value-type="float">
            <text:p>3.86</text:p>
          </table:table-cell>
          <table:table-cell office:value-type="float" office:value="36.4" calcext:value-type="float">
            <text:p>36.4</text:p>
          </table:table-cell>
          <table:table-cell office:value-type="float" office:value="0.5188" calcext:value-type="float">
            <text:p>0.5188</text:p>
          </table:table-cell>
          <table:table-cell office:value-type="float" office:value="1.41" calcext:value-type="float">
            <text:p>1.41</text:p>
          </table:table-cell>
          <table:table-cell office:value-type="float" office:value="1.393" calcext:value-type="float">
            <text:p>1.393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office:value-type="float" office:value="3.86" calcext:value-type="float">
            <text:p>3.86</text:p>
          </table:table-cell>
          <table:table-cell office:value-type="float" office:value="36.3" calcext:value-type="float">
            <text:p>36.3</text:p>
          </table:table-cell>
          <table:table-cell office:value-type="float" office:value="0.5191" calcext:value-type="float">
            <text:p>0.5191</text:p>
          </table:table-cell>
          <table:table-cell office:value-type="float" office:value="1.4103" calcext:value-type="float">
            <text:p>1.4103</text:p>
          </table:table-cell>
          <table:table-cell office:value-type="float" office:value="1.3948" calcext:value-type="float">
            <text:p>1.394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8" calcext:value-type="float">
            <text:p>8</text:p>
          </table:table-cell>
          <table:table-cell office:value-type="float" office:value="2.56490719" calcext:value-type="float">
            <text:p>2.56490719</text:p>
          </table:table-cell>
          <table:table-cell office:value-type="float" office:value="26.0418028" calcext:value-type="float">
            <text:p>26.0418028</text:p>
          </table:table-cell>
          <table:table-cell office:value-type="float" office:value="0.508442" calcext:value-type="float">
            <text:p>0.508442</text:p>
          </table:table-cell>
          <table:table-cell office:value-type="float" office:value="1.46117456" calcext:value-type="float">
            <text:p>1.46117456</text:p>
          </table:table-cell>
          <table:table-cell office:value-type="float" office:value="-1.40494384" calcext:value-type="float">
            <text:p>-1.4049438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16" calcext:value-type="float">
            <text:p>16</text:p>
          </table:table-cell>
          <table:table-cell office:value-type="float" office:value="2.56595659" calcext:value-type="float">
            <text:p>2.56595659</text:p>
          </table:table-cell>
          <table:table-cell office:value-type="float" office:value="26.0308679" calcext:value-type="float">
            <text:p>26.0308679</text:p>
          </table:table-cell>
          <table:table-cell office:value-type="float" office:value="0.508605" calcext:value-type="float">
            <text:p>0.508605</text:p>
          </table:table-cell>
          <table:table-cell office:value-type="float" office:value="1.45898368" calcext:value-type="float">
            <text:p>1.45898368</text:p>
          </table:table-cell>
          <table:table-cell office:value-type="float" office:value="-1.40182283" calcext:value-type="float">
            <text:p>-1.4018228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32" calcext:value-type="float">
            <text:p>32</text:p>
          </table:table-cell>
          <table:table-cell office:value-type="float" office:value="2.56591208" calcext:value-type="float">
            <text:p>2.56591208</text:p>
          </table:table-cell>
          <table:table-cell office:value-type="float" office:value="26.0296982" calcext:value-type="float">
            <text:p>26.0296982</text:p>
          </table:table-cell>
          <table:table-cell office:value-type="float" office:value="0.50862" calcext:value-type="float">
            <text:p>0.50862</text:p>
          </table:table-cell>
          <table:table-cell office:value-type="float" office:value="1.45883858" calcext:value-type="float">
            <text:p>1.45883858</text:p>
          </table:table-cell>
          <table:table-cell office:value-type="float" office:value="-1.40166132" calcext:value-type="float">
            <text:p>-1.4016613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float" office:value="64" calcext:value-type="float">
            <text:p>64</text:p>
          </table:table-cell>
          <table:table-cell office:value-type="float" office:value="2.56590477" calcext:value-type="float">
            <text:p>2.56590477</text:p>
          </table:table-cell>
          <table:table-cell office:value-type="float" office:value="26.0296144" calcext:value-type="float">
            <text:p>26.0296144</text:p>
          </table:table-cell>
          <table:table-cell office:value-type="float" office:value="0.508621" calcext:value-type="float">
            <text:p>0.508621</text:p>
          </table:table-cell>
          <table:table-cell office:value-type="float" office:value="1.45883026" calcext:value-type="float">
            <text:p>1.45883026</text:p>
          </table:table-cell>
          <table:table-cell office:value-type="float" office:value="-1.40165302" calcext:value-type="float">
            <text:p>-1.4016530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80]+([.D80]-[.D79])/(2^(LN(([.D78]-[.D79])/([.D79]-[.D80]))/LN(2))-1)" office:value-type="float" office:value="2.5659033335457" calcext:value-type="float">
            <text:p>2.56590333</text:p>
          </table:table-cell>
          <table:table-cell table:formula="of:=[.E80]+([.E80]-[.E79])/(2^(LN(([.E78]-[.E79])/([.E79]-[.E80]))/LN(2))-1)" office:value-type="float" office:value="26.0296079330693" calcext:value-type="float">
            <text:p>26.02960793</text:p>
          </table:table-cell>
          <table:table-cell table:formula="of:=[.F80]+([.F80]-[.F79])/(2^(LN(([.F78]-[.F79])/([.F79]-[.F80]))/LN(2))-1)" office:value-type="float" office:value="0.508621071428571" calcext:value-type="float">
            <text:p>0.50862107</text:p>
          </table:table-cell>
          <table:table-cell table:formula="of:=[.G80]+([.G80]-[.G79])/(2^(LN(([.G78]-[.G79])/([.G79]-[.G80]))/LN(2))-1)" office:value-type="float" office:value="1.45882975391432" calcext:value-type="float">
            <text:p>1.45882975</text:p>
          </table:table-cell>
          <table:table-cell table:formula="of:=ABS([.H80]+([.H80]-[.H79])/(2^(LN(([.H78]-[.H79])/([.H79]-[.H80]))/LN(2))-1))" office:value-type="float" office:value="1.40165257035572" calcext:value-type="float">
            <text:p>1.4016525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UM</text:p>
          </table:table-cell>
          <table:table-cell office:value-type="float" office:value="2.556" calcext:value-type="float">
            <text:p>2.556</text:p>
          </table:table-cell>
          <table:table-cell office:value-type="float" office:value="26.007" calcext:value-type="float">
            <text:p>26.007</text:p>
          </table:table-cell>
          <table:table-cell office:value-type="float" office:value="0.509" calcext:value-type="float">
            <text:p>0.509</text:p>
          </table:table-cell>
          <table:table-cell office:value-type="float" office:value="1.459" calcext:value-type="float">
            <text:p>1.459</text:p>
          </table:table-cell>
          <table:table-cell office:value-type="float" office:value="1.396" calcext:value-type="float">
            <text:p>1.39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VT</text:p>
          </table:table-cell>
          <table:table-cell office:value-type="float" office:value="2.57" calcext:value-type="float">
            <text:p>2.57</text:p>
          </table:table-cell>
          <table:table-cell office:value-type="float" office:value="26.1" calcext:value-type="float">
            <text:p>26.1</text:p>
          </table:table-cell>
          <table:table-cell office:value-type="float" office:value="0.5088" calcext:value-type="float">
            <text:p>0.5088</text:p>
          </table:table-cell>
          <table:table-cell office:value-type="float" office:value="1.465" calcext:value-type="float">
            <text:p>1.465</text:p>
          </table:table-cell>
          <table:table-cell office:value-type="float" office:value="1.4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4$</text:p>
          </table:table-cell>
          <table:table-cell office:value-type="string" calcext:value-type="string">
            <text:p>King CU</text:p>
          </table:table-cell>
          <table:table-cell office:value-type="float" office:value="2.57" calcext:value-type="float">
            <text:p>2.57</text:p>
          </table:table-cell>
          <table:table-cell office:value-type="float" office:value="26" calcext:value-type="float">
            <text:p>26</text:p>
          </table:table-cell>
          <table:table-cell office:value-type="float" office:value="0.5092" calcext:value-type="float">
            <text:p>0.5092</text:p>
          </table:table-cell>
          <table:table-cell office:value-type="float" office:value="1.4651" calcext:value-type="float">
            <text:p>1.4651</text:p>
          </table:table-cell>
          <table:table-cell office:value-type="float" office:value="1.4019" calcext:value-type="float">
            <text:p>1.401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8" calcext:value-type="float">
            <text:p>8</text:p>
          </table:table-cell>
          <table:table-cell office:value-type="float" office:value="9.10833692" calcext:value-type="float">
            <text:p>9.10833692</text:p>
          </table:table-cell>
          <table:table-cell office:value-type="float" office:value="181.874516" calcext:value-type="float">
            <text:p>181.874516</text:p>
          </table:table-cell>
          <table:table-cell office:value-type="float" office:value="0.533244" calcext:value-type="float">
            <text:p>0.533244</text:p>
          </table:table-cell>
          <table:table-cell office:value-type="float" office:value="2.13581397" calcext:value-type="float">
            <text:p>2.13581397</text:p>
          </table:table-cell>
          <table:table-cell office:value-type="float" office:value="-2.13310446" calcext:value-type="float">
            <text:p>-2.13310446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office:value-type="float" office:value="9.21270941" calcext:value-type="float">
            <text:p>9.21270941</text:p>
          </table:table-cell>
          <table:table-cell office:value-type="float" office:value="178.2038" calcext:value-type="float">
            <text:p>178.2038</text:p>
          </table:table-cell>
          <table:table-cell office:value-type="float" office:value="0.530101" calcext:value-type="float">
            <text:p>0.530101</text:p>
          </table:table-cell>
          <table:table-cell office:value-type="float" office:value="2.05512973" calcext:value-type="float">
            <text:p>2.05512973</text:p>
          </table:table-cell>
          <table:table-cell office:value-type="float" office:value="-2.05105348" calcext:value-type="float">
            <text:p>-2.05105348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office:value-type="float" office:value="9.25747688" calcext:value-type="float">
            <text:p>9.25747688</text:p>
          </table:table-cell>
          <table:table-cell office:value-type="float" office:value="178.401764" calcext:value-type="float">
            <text:p>178.401764</text:p>
          </table:table-cell>
          <table:table-cell office:value-type="float" office:value="0.530327" calcext:value-type="float">
            <text:p>0.530327</text:p>
          </table:table-cell>
          <table:table-cell office:value-type="float" office:value="2.05814514" calcext:value-type="float">
            <text:p>2.05814514</text:p>
          </table:table-cell>
          <table:table-cell office:value-type="float" office:value="-2.05387701" calcext:value-type="float">
            <text:p>-2.05387701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office:value-type="float" office:value="9.25788163" calcext:value-type="float">
            <text:p>9.25788163</text:p>
          </table:table-cell>
          <table:table-cell office:value-type="float" office:value="178.40528" calcext:value-type="float">
            <text:p>178.40528</text:p>
          </table:table-cell>
          <table:table-cell office:value-type="float" office:value="0.530344" calcext:value-type="float">
            <text:p>0.530344</text:p>
          </table:table-cell>
          <table:table-cell office:value-type="float" office:value="2.05817678" calcext:value-type="float">
            <text:p>2.05817678</text:p>
          </table:table-cell>
          <table:table-cell office:value-type="float" office:value="-2.05390389" calcext:value-type="float">
            <text:p>-2.0539038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89]+([.D89]-[.D88])/(2^(LN(([.D87]-[.D88])/([.D88]-[.D89]))/LN(2))-1)" office:value-type="float" office:value="9.25788532279797" calcext:value-type="float">
            <text:p>9.25788532</text:p>
          </table:table-cell>
          <table:table-cell table:formula="of:=[.E89]+([.E89]-[.E88])/(2^(LN(([.E87]-[.E88])/([.E88]-[.E89]))/LN(2))-1)" office:value-type="float" office:value="178.405343576154" calcext:value-type="float">
            <text:p>178.40534358</text:p>
          </table:table-cell>
          <table:table-cell table:formula="of:=[.F89]+([.F89]-[.F88])/(2^(LN(([.F87]-[.F88])/([.F88]-[.F89]))/LN(2))-1)" office:value-type="float" office:value="0.53034538277512" calcext:value-type="float">
            <text:p>0.53034538</text:p>
          </table:table-cell>
          <table:table-cell table:formula="of:=[.G89]+([.G89]-[.G88])/(2^(LN(([.G87]-[.G88])/([.G88]-[.G89]))/LN(2))-1)" office:value-type="float" office:value="2.05817711551165" calcext:value-type="float">
            <text:p>2.05817712</text:p>
          </table:table-cell>
          <table:table-cell table:formula="of:=ABS([.H89]+([.H89]-[.H88])/(2^(LN(([.H87]-[.H88])/([.H88]-[.H89]))/LN(2))-1))" office:value-type="float" office:value="2.05390414835711" calcext:value-type="float">
            <text:p>2.05390415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office:value-type="float" office:value="9.211" calcext:value-type="float">
            <text:p>9.211</text:p>
          </table:table-cell>
          <table:table-cell office:value-type="float" office:value="178.56" calcext:value-type="float">
            <text:p>178.56</text:p>
          </table:table-cell>
          <table:table-cell office:value-type="float" office:value="0.53" calcext:value-type="float">
            <text:p>0.53</text:p>
          </table:table-cell>
          <table:table-cell office:value-type="float" office:value="2.046" calcext:value-type="float">
            <text:p>2.046</text:p>
          </table:table-cell>
          <table:table-cell office:value-type="float" office:value="2.053" calcext:value-type="float">
            <text:p>2.053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office:value-type="float" office:value="9.26" calcext:value-type="float">
            <text:p>9.26</text:p>
          </table:table-cell>
          <table:table-cell office:value-type="float" office:value="180.2" calcext:value-type="float">
            <text:p>180.2</text:p>
          </table:table-cell>
          <table:table-cell office:value-type="float" office:value="0.5303" calcext:value-type="float">
            <text:p>0.5303</text:p>
          </table:table-cell>
          <table:table-cell office:value-type="float" office:value="2.06" calcext:value-type="float">
            <text:p>2.06</text:p>
          </table:table-cell>
          <table:table-cell office:value-type="float" office:value="2.055" calcext:value-type="float">
            <text:p>2.055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office:value-type="float" office:value="9.23" calcext:value-type="float">
            <text:p>9.23</text:p>
          </table:table-cell>
          <table:table-cell office:value-type="float" office:value="178.6" calcext:value-type="float">
            <text:p>178.6</text:p>
          </table:table-cell>
          <table:table-cell office:value-type="float" office:value="0.5303" calcext:value-type="float">
            <text:p>0.5303</text:p>
          </table:table-cell>
          <table:table-cell office:value-type="float" office:value="2.0597" calcext:value-type="float">
            <text:p>2.0597</text:p>
          </table:table-cell>
          <table:table-cell office:value-type="float" office:value="2.0573" calcext:value-type="float">
            <text:p>2.057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8" calcext:value-type="float">
            <text:p>8</text:p>
          </table:table-cell>
          <table:table-cell office:value-type="float" office:value="7.52949315" calcext:value-type="float">
            <text:p>7.52949315</text:p>
          </table:table-cell>
          <table:table-cell office:value-type="float" office:value="158.839326" calcext:value-type="float">
            <text:p>158.839326</text:p>
          </table:table-cell>
          <table:table-cell office:value-type="float" office:value="0.549431" calcext:value-type="float">
            <text:p>0.549431</text:p>
          </table:table-cell>
          <table:table-cell office:value-type="float" office:value="3.38385137" calcext:value-type="float">
            <text:p>3.38385137</text:p>
          </table:table-cell>
          <table:table-cell office:value-type="float" office:value="-3.36020662" calcext:value-type="float">
            <text:p>-3.36020662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office:value-type="float" office:value="7.60358933" calcext:value-type="float">
            <text:p>7.60358933</text:p>
          </table:table-cell>
          <table:table-cell office:value-type="float" office:value="156.17331" calcext:value-type="float">
            <text:p>156.17331</text:p>
          </table:table-cell>
          <table:table-cell office:value-type="float" office:value="0.545087" calcext:value-type="float">
            <text:p>0.545087</text:p>
          </table:table-cell>
          <table:table-cell office:value-type="float" office:value="3.2701009" calcext:value-type="float">
            <text:p>3.2701009</text:p>
          </table:table-cell>
          <table:table-cell office:value-type="float" office:value="-3.24481714" calcext:value-type="float">
            <text:p>-3.24481714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office:value-type="float" office:value="7.62941361" calcext:value-type="float">
            <text:p>7.62941361</text:p>
          </table:table-cell>
          <table:table-cell office:value-type="float" office:value="156.313126" calcext:value-type="float">
            <text:p>156.313126</text:p>
          </table:table-cell>
          <table:table-cell office:value-type="float" office:value="0.545421" calcext:value-type="float">
            <text:p>0.545421</text:p>
          </table:table-cell>
          <table:table-cell office:value-type="float" office:value="3.27352101" calcext:value-type="float">
            <text:p>3.27352101</text:p>
          </table:table-cell>
          <table:table-cell office:value-type="float" office:value="-3.24784666" calcext:value-type="float">
            <text:p>-3.24784666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office:value-type="float" office:value="7.62980563" calcext:value-type="float">
            <text:p>7.62980563</text:p>
          </table:table-cell>
          <table:table-cell office:value-type="float" office:value="156.316618" calcext:value-type="float">
            <text:p>156.316618</text:p>
          </table:table-cell>
          <table:table-cell office:value-type="float" office:value="0.545454" calcext:value-type="float">
            <text:p>0.545454</text:p>
          </table:table-cell>
          <table:table-cell office:value-type="float" office:value="3.27357291" calcext:value-type="float">
            <text:p>3.27357291</text:p>
          </table:table-cell>
          <table:table-cell office:value-type="float" office:value="-3.24788733" calcext:value-type="float">
            <text:p>-3.2478873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98]+([.D98]-[.D97])/(2^(LN(([.D96]-[.D97])/([.D97]-[.D98]))/LN(2))-1)" office:value-type="float" office:value="7.62981167270641" calcext:value-type="float">
            <text:p>7.62981167</text:p>
          </table:table-cell>
          <table:table-cell table:formula="of:=[.E98]+([.E98]-[.E97])/(2^(LN(([.E96]-[.E97])/([.E97]-[.E98]))/LN(2))-1)" office:value-type="float" office:value="156.316707449136" calcext:value-type="float">
            <text:p>156.31670745</text:p>
          </table:table-cell>
          <table:table-cell table:formula="of:=[.F98]+([.F98]-[.F97])/(2^(LN(([.F96]-[.F97])/([.F97]-[.F98]))/LN(2))-1)" office:value-type="float" office:value="0.545457617940199" calcext:value-type="float">
            <text:p>0.54545762</text:p>
          </table:table-cell>
          <table:table-cell table:formula="of:=[.G98]+([.G98]-[.G97])/(2^(LN(([.G96]-[.G97])/([.G97]-[.G98]))/LN(2))-1)" office:value-type="float" office:value="3.27357370971558" calcext:value-type="float">
            <text:p>3.27357371</text:p>
          </table:table-cell>
          <table:table-cell table:formula="of:=ABS([.H98]+([.H98]-[.H97])/(2^(LN(([.H96]-[.H97])/([.H97]-[.H98]))/LN(2))-1))" office:value-type="float" office:value="3.24788788340646" calcext:value-type="float">
            <text:p>3.24788788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office:value-type="float" office:value="7.588" calcext:value-type="float">
            <text:p>7.588</text:p>
          </table:table-cell>
          <table:table-cell office:value-type="float" office:value="156.503" calcext:value-type="float">
            <text:p>156.503</text:p>
          </table:table-cell>
          <table:table-cell office:value-type="float" office:value="0.545" calcext:value-type="float">
            <text:p>0.545</text:p>
          </table:table-cell>
          <table:table-cell office:value-type="float" office:value="3.258" calcext:value-type="float">
            <text:p>3.258</text:p>
          </table:table-cell>
          <table:table-cell office:value-type="float" office:value="3.245" calcext:value-type="float">
            <text:p>3.245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office:value-type="float" office:value="7.63" calcext:value-type="float">
            <text:p>7.63</text:p>
          </table:table-cell>
          <table:table-cell office:value-type="float" office:value="157.93" calcext:value-type="float">
            <text:p>157.93</text:p>
          </table:table-cell>
          <table:table-cell office:value-type="float" office:value="0.5454" calcext:value-type="float">
            <text:p>0.5454</text:p>
          </table:table-cell>
          <table:table-cell office:value-type="float" office:value="3.279" calcext:value-type="float">
            <text:p>3.279</text:p>
          </table:table-cell>
          <table:table-cell office:value-type="float" office:value="3.25" calcext:value-type="float">
            <text:p>3.25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office:value-type="float" office:value="7.61" calcext:value-type="float">
            <text:p>7.61</text:p>
          </table:table-cell>
          <table:table-cell office:value-type="float" office:value="156.5" calcext:value-type="float">
            <text:p>156.5</text:p>
          </table:table-cell>
          <table:table-cell office:value-type="float" office:value="0.5455" calcext:value-type="float">
            <text:p>0.5455</text:p>
          </table:table-cell>
          <table:table-cell office:value-type="float" office:value="3.2779" calcext:value-type="float">
            <text:p>3.2779</text:p>
          </table:table-cell>
          <table:table-cell office:value-type="float" office:value="3.2552" calcext:value-type="float">
            <text:p>3.255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8" calcext:value-type="float">
            <text:p>8</text:p>
          </table:table-cell>
          <table:table-cell office:value-type="float" office:value="4.18449687" calcext:value-type="float">
            <text:p>4.18449687</text:p>
          </table:table-cell>
          <table:table-cell office:value-type="float" office:value="93.4942089" calcext:value-type="float">
            <text:p>93.4942089</text:p>
          </table:table-cell>
          <table:table-cell office:value-type="float" office:value="0.527569" calcext:value-type="float">
            <text:p>0.527569</text:p>
          </table:table-cell>
          <table:table-cell office:value-type="float" office:value="3.02400534" calcext:value-type="float">
            <text:p>3.02400534</text:p>
          </table:table-cell>
          <table:table-cell office:value-type="float" office:value="-2.94413343" calcext:value-type="float">
            <text:p>-2.9441334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16" calcext:value-type="float">
            <text:p>16</text:p>
          </table:table-cell>
          <table:table-cell office:value-type="float" office:value="3.91825913" calcext:value-type="float">
            <text:p>3.91825913</text:p>
          </table:table-cell>
          <table:table-cell office:value-type="float" office:value="84.8279624" calcext:value-type="float">
            <text:p>84.8279624</text:p>
          </table:table-cell>
          <table:table-cell office:value-type="float" office:value="0.529234" calcext:value-type="float">
            <text:p>0.529234</text:p>
          </table:table-cell>
          <table:table-cell office:value-type="float" office:value="2.81230412" calcext:value-type="float">
            <text:p>2.81230412</text:p>
          </table:table-cell>
          <table:table-cell office:value-type="float" office:value="-2.75718077" calcext:value-type="float">
            <text:p>-2.7571807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32" calcext:value-type="float">
            <text:p>32</text:p>
          </table:table-cell>
          <table:table-cell office:value-type="float" office:value="3.92132753" calcext:value-type="float">
            <text:p>3.92132753</text:p>
          </table:table-cell>
          <table:table-cell office:value-type="float" office:value="84.8667642" calcext:value-type="float">
            <text:p>84.8667642</text:p>
          </table:table-cell>
          <table:table-cell office:value-type="float" office:value="0.529607" calcext:value-type="float">
            <text:p>0.529607</text:p>
          </table:table-cell>
          <table:table-cell office:value-type="float" office:value="2.81170941" calcext:value-type="float">
            <text:p>2.81170941</text:p>
          </table:table-cell>
          <table:table-cell office:value-type="float" office:value="-2.75606049" calcext:value-type="float">
            <text:p>-2.7560604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float" office:value="64" calcext:value-type="float">
            <text:p>64</text:p>
          </table:table-cell>
          <table:table-cell office:value-type="float" office:value="3.92151401" calcext:value-type="float">
            <text:p>3.92151401</text:p>
          </table:table-cell>
          <table:table-cell office:value-type="float" office:value="84.8703368" calcext:value-type="float">
            <text:p>84.8703368</text:p>
          </table:table-cell>
          <table:table-cell office:value-type="float" office:value="0.529638" calcext:value-type="float">
            <text:p>0.529638</text:p>
          </table:table-cell>
          <table:table-cell office:value-type="float" office:value="2.81170165" calcext:value-type="float">
            <text:p>2.81170165</text:p>
          </table:table-cell>
          <table:table-cell office:value-type="float" office:value="-2.75603292" calcext:value-type="float">
            <text:p>-2.75603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extrapolated</text:p>
          </table:table-cell>
          <table:table-cell table:formula="of:=[.D107]+([.D107]-[.D106])/(2^(LN(([.D105]-[.D106])/([.D106]-[.D107]))/LN(2))-1)" office:value-type="float" office:value="3.92152607653564" calcext:value-type="float">
            <text:p>3.92152608</text:p>
          </table:table-cell>
          <table:table-cell table:formula="of:=[.E107]+([.E107]-[.E106])/(2^(LN(([.E105]-[.E106])/([.E106]-[.E107]))/LN(2))-1)" office:value-type="float" office:value="84.8706990980584" calcext:value-type="float">
            <text:p>84.8706991</text:p>
          </table:table-cell>
          <table:table-cell table:formula="of:=[.F107]+([.F107]-[.F106])/(2^(LN(([.F105]-[.F106])/([.F106]-[.F107]))/LN(2))-1)" office:value-type="float" office:value="0.52964080994152" calcext:value-type="float">
            <text:p>0.52964081</text:p>
          </table:table-cell>
          <table:table-cell table:formula="of:=[.G107]+([.G107]-[.G106])/(2^(LN(([.G105]-[.G106])/([.G106]-[.G107]))/LN(2))-1)" office:value-type="float" office:value="2.81170154740591" calcext:value-type="float">
            <text:p>2.81170155</text:p>
          </table:table-cell>
          <table:table-cell table:formula="of:=ABS([.H107]+([.H107]-[.H106])/(2^(LN(([.H105]-[.H106])/([.H106]-[.H107]))/LN(2))-1))" office:value-type="float" office:value="2.75603222438552" calcext:value-type="float">
            <text:p>2.7560322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UM</text:p>
          </table:table-cell>
          <table:table-cell office:value-type="float" office:value="3.907" calcext:value-type="float">
            <text:p>3.907</text:p>
          </table:table-cell>
          <table:table-cell office:value-type="float" office:value="85.105" calcext:value-type="float">
            <text:p>85.105</text:p>
          </table:table-cell>
          <table:table-cell office:value-type="float" office:value="0.529" calcext:value-type="float">
            <text:p>0.529</text:p>
          </table:table-cell>
          <table:table-cell office:value-type="float" office:value="2.802" calcext:value-type="float">
            <text:p>2.802</text:p>
          </table:table-cell>
          <table:table-cell office:value-type="float" office:value="2.75" calcext:value-type="float">
            <text:p>2.7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VT</text:p>
          </table:table-cell>
          <table:table-cell office:value-type="float" office:value="3.92" calcext:value-type="float">
            <text:p>3.92</text:p>
          </table:table-cell>
          <table:table-cell office:value-type="float" office:value="86.08" calcext:value-type="float">
            <text:p>86.08</text:p>
          </table:table-cell>
          <table:table-cell office:value-type="float" office:value="0.5297" calcext:value-type="float">
            <text:p>0.5297</text:p>
          </table:table-cell>
          <table:table-cell office:value-type="float" office:value="2.821" calcext:value-type="float">
            <text:p>2.821</text:p>
          </table:table-cell>
          <table:table-cell office:value-type="float" office:value="2.757" calcext:value-type="float">
            <text:p>2.75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10^5$</text:p>
          </table:table-cell>
          <table:table-cell office:value-type="string" calcext:value-type="string">
            <text:p>King CU</text:p>
          </table:table-cell>
          <table:table-cell office:value-type="float" office:value="3.92" calcext:value-type="float">
            <text:p>3.92</text:p>
          </table:table-cell>
          <table:table-cell office:value-type="float" office:value="85.1" calcext:value-type="float">
            <text:p>85.1</text:p>
          </table:table-cell>
          <table:table-cell office:value-type="float" office:value="0.5297" calcext:value-type="float">
            <text:p>0.5297</text:p>
          </table:table-cell>
          <table:table-cell office:value-type="float" office:value="2.8278" calcext:value-type="float">
            <text:p>2.8278</text:p>
          </table:table-cell>
          <table:table-cell office:value-type="float" office:value="2.7725" calcext:value-type="float">
            <text:p>2.7725</text:p>
          </table:table-cell>
          <table:table-cell table:number-columns-repeated="1016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>
        <table:table-column table:style-name="co3" table:number-columns-repeated="3" table:default-cell-style-name="Default"/>
        <table:table-column table:style-name="co4" table:default-cell-style-name="ce5"/>
        <table:table-column table:style-name="co5" table:default-cell-style-name="ce5"/>
        <table:table-column table:style-name="co4" table:number-columns-repeated="3" table:default-cell-style-name="ce5"/>
        <table:table-row table:style-name="ro2">
          <table:table-cell office:value-type="string" calcext:value-type="string">
            <text:p>#ALA</text:p>
          </table:table-cell>
          <table:table-cell table:style-name="ce1"/>
          <table:table-cell table:number-columns-repeated="6"/>
        </table:table-row>
        <table:table-row table:style-name="ro3">
          <table:table-cell office:value-type="string" calcext:value-type="string">
            <text:p>Di</text:p>
          </table:table-cell>
          <table:table-cell table:style-name="ce1" office:value-type="string" calcext:value-type="string">
            <text:p>Ra</text:p>
          </table:table-cell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Vrms</text:p>
          </table:table-cell>
          <table:table-cell office:value-type="string" calcext:value-type="string">
            <text:p>&lt;T&gt;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1" office:value-type="string" calcext:value-type="string">
            <text:p>$10^4$</text:p>
          </table:table-cell>
          <table:table-cell table:style-name="ce4" office:value-type="string" calcext:value-type="string">
            <text:p>\aspect{}</text:p>
          </table:table-cell>
          <table:table-cell table:formula="of:=[Sheet1.D7]" office:value-type="float" office:value="4.41471237854596" calcext:value-type="float">
            <text:p>4.4147</text:p>
          </table:table-cell>
          <table:table-cell table:formula="of:=[Sheet1.E7]" office:value-type="float" office:value="39.9567325906502" calcext:value-type="float">
            <text:p>39.9567</text:p>
          </table:table-cell>
          <table:table-cell table:formula="of:=[Sheet1.F7]" office:value-type="float" office:value="0.514939" calcext:value-type="float">
            <text:p>0.5149</text:p>
          </table:table-cell>
          <table:table-cell table:formula="of:=[Sheet1.G7]" office:value-type="float" office:value="0.84956594034547" calcext:value-type="float">
            <text:p>0.8496</text:p>
          </table:table-cell>
          <table:table-cell table:formula="of:=[Sheet1.H7]" office:value-type="float" office:value="0.849002505089049" calcext:value-type="float">
            <text:p>0.84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UM</text:p>
          </table:table-cell>
          <table:table-cell office:value-type="float" office:value="4.406" calcext:value-type="float">
            <text:p>4.406</text:p>
          </table:table-cell>
          <table:table-cell office:value-type="float" office:value="39.952" calcext:value-type="float">
            <text:p>39.952</text:p>
          </table:table-cell>
          <table:table-cell office:value-type="float" office:value="0.515" calcext:value-type="float">
            <text:p>0.515</text:p>
          </table:table-cell>
          <table:table-cell office:value-type="float" office:value="0.847" calcext:value-type="float">
            <text:p>0.847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4.4144" calcext:value-type="float">
            <text:p>4.4144</text:p>
          </table:table-cell>
          <table:table-cell office:value-type="float" office:value="40.0951" calcext:value-type="float">
            <text:p>40.0951</text:p>
          </table:table-cell>
          <table:table-cell office:value-type="float" office:value="0.5146" calcext:value-type="float">
            <text:p>0.5146</text:p>
          </table:table-cell>
          <table:table-cell table:number-columns-repeated="2" office:value-type="float" office:value="0.849" calcext:value-type="float">
            <text:p>0.84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4.41" calcext:value-type="float">
            <text:p>4.41</text:p>
          </table:table-cell>
          <table:table-cell office:value-type="float" office:value="40" calcext:value-type="float">
            <text:p>40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01" calcext:value-type="float">
            <text:p>0.8501</text:p>
          </table:table-cell>
        </table:table-row>
        <table:table-row table:style-name="ro2">
          <table:table-cell/>
          <table:table-cell table:style-name="ce1"/>
          <table:table-cell table:style-name="ce4"/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$10^4$</text:p>
          </table:table-cell>
          <table:table-cell table:style-name="ce4" office:value-type="string" calcext:value-type="string">
            <text:p>\aspect{}</text:p>
          </table:table-cell>
          <table:table-cell table:formula="of:=[Sheet1.D16]" office:value-type="float" office:value="3.82215286" calcext:value-type="float">
            <text:p>3.8222</text:p>
          </table:table-cell>
          <table:table-cell table:formula="of:=[Sheet1.E16]" office:value-type="float" office:value="35.9393373815328" calcext:value-type="float">
            <text:p>35.9393</text:p>
          </table:table-cell>
          <table:table-cell table:formula="of:=[Sheet1.F16]" office:value-type="float" office:value="0.522410055555556" calcext:value-type="float">
            <text:p>0.5224</text:p>
          </table:table-cell>
          <table:table-cell table:formula="of:=[Sheet1.G16]" office:value-type="float" office:value="1.38363389106278" calcext:value-type="float">
            <text:p>1.3836</text:p>
          </table:table-cell>
          <table:table-cell table:formula="of:=[Sheet1.H16]" office:value-type="float" office:value="1.38185950431574" calcext:value-type="float">
            <text:p>1.381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UM</text:p>
          </table:table-cell>
          <table:table-cell office:value-type="float" office:value="3.812" calcext:value-type="float">
            <text:p>3.812</text:p>
          </table:table-cell>
          <table:table-cell office:value-type="float" office:value="35.936" calcext:value-type="float">
            <text:p>35.936</text:p>
          </table:table-cell>
          <table:table-cell office:value-type="float" office:value="0.522" calcext:value-type="float">
            <text:p>0.522</text:p>
          </table:table-cell>
          <table:table-cell table:number-columns-repeated="2" office:value-type="float" office:value="1.381" calcext:value-type="float">
            <text:p>1.381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3.8218" calcext:value-type="float">
            <text:p>3.8218</text:p>
          </table:table-cell>
          <table:table-cell office:value-type="float" office:value="36.0425" calcext:value-type="float">
            <text:p>36.0425</text:p>
          </table:table-cell>
          <table:table-cell office:value-type="float" office:value="0.5214" calcext:value-type="float">
            <text:p>0.5214</text:p>
          </table:table-cell>
          <table:table-cell table:number-columns-repeated="2" office:value-type="float" office:value="1.3812" calcext:value-type="float">
            <text:p>1.3812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3.82" calcext:value-type="float">
            <text:p>3.82</text:p>
          </table:table-cell>
          <table:table-cell office:value-type="float" office:value="35.9" calcext:value-type="float">
            <text:p>35.9</text:p>
          </table:table-cell>
          <table:table-cell office:value-type="float" office:value="0.5217" calcext:value-type="float">
            <text:p>0.5217</text:p>
          </table:table-cell>
          <table:table-cell office:value-type="float" office:value="1.3818" calcext:value-type="float">
            <text:p>1.3818</text:p>
          </table:table-cell>
          <table:table-cell office:value-type="float" office:value="1.383" calcext:value-type="float">
            <text:p>1.383</text:p>
          </table:table-cell>
        </table:table-row>
        <table:table-row table:style-name="ro2">
          <table:table-cell/>
          <table:table-cell table:style-name="ce1"/>
          <table:table-cell table:style-name="ce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$10^4$</text:p>
          </table:table-cell>
          <table:table-cell table:style-name="ce4" office:value-type="string" calcext:value-type="string">
            <text:p>\aspect{}</text:p>
          </table:table-cell>
          <table:table-cell table:formula="of:=[Sheet1.D25]" office:value-type="float" office:value="2.44599136" calcext:value-type="float">
            <text:p>2.446</text:p>
          </table:table-cell>
          <table:table-cell table:formula="of:=[Sheet1.E25]" office:value-type="float" office:value="24.6809342351566" calcext:value-type="float">
            <text:p>24.6809</text:p>
          </table:table-cell>
          <table:table-cell table:formula="of:=[Sheet1.F25]" office:value-type="float" office:value="0.511423" calcext:value-type="float">
            <text:p>0.5114</text:p>
          </table:table-cell>
          <table:table-cell table:formula="of:=[Sheet1.G25]" office:value-type="float" office:value="1.34267540578439" calcext:value-type="float">
            <text:p>1.3427</text:p>
          </table:table-cell>
          <table:table-cell table:formula="of:=[Sheet1.H25]" office:value-type="float" office:value="1.3539739197329" calcext:value-type="float">
            <text:p>1.354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UM</text:p>
          </table:table-cell>
          <table:table-cell office:value-type="float" office:value="2.438" calcext:value-type="float">
            <text:p>2.438</text:p>
          </table:table-cell>
          <table:table-cell office:value-type="float" office:value="24.663" calcext:value-type="float">
            <text:p>24.663</text:p>
          </table:table-cell>
          <table:table-cell office:value-type="float" office:value="0.512" calcext:value-type="float">
            <text:p>0.512</text:p>
          </table:table-cell>
          <table:table-cell office:value-type="float" office:value="1.343" calcext:value-type="float">
            <text:p>1.343</text:p>
          </table:table-cell>
          <table:table-cell office:value-type="float" office:value="1.349" calcext:value-type="float">
            <text:p>1.34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2.4716" calcext:value-type="float">
            <text:p>2.4716</text:p>
          </table:table-cell>
          <table:table-cell office:value-type="float" office:value="25.0157" calcext:value-type="float">
            <text:p>25.0157</text:p>
          </table:table-cell>
          <table:table-cell office:value-type="float" office:value="0.51" calcext:value-type="float">
            <text:p>0.51</text:p>
          </table:table-cell>
          <table:table-cell office:value-type="float" office:value="1.3622" calcext:value-type="float">
            <text:p>1.3622</text:p>
          </table:table-cell>
          <table:table-cell office:value-type="float" office:value="1.3621" calcext:value-type="float">
            <text:p>1.3621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2.47" calcext:value-type="float">
            <text:p>2.47</text:p>
          </table:table-cell>
          <table:table-cell office:value-type="float" office:value="24.9" calcext:value-type="float">
            <text:p>24.9</text:p>
          </table:table-cell>
          <table:table-cell office:value-type="float" office:value="0.5103" calcext:value-type="float">
            <text:p>0.5103</text:p>
          </table:table-cell>
          <table:table-cell office:value-type="float" office:value="1.3627" calcext:value-type="float">
            <text:p>1.3627</text:p>
          </table:table-cell>
          <table:table-cell office:value-type="float" office:value="1.3638" calcext:value-type="float">
            <text:p>1.3638</text:p>
          </table:table-cell>
        </table:table-row>
        <table:table-row table:style-name="ro2">
          <table:table-cell/>
          <table:table-cell table:style-name="ce1"/>
          <table:table-cell table:style-name="ce4"/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1" office:value-type="string" calcext:value-type="string">
            <text:p>$10^5$</text:p>
          </table:table-cell>
          <table:table-cell table:style-name="ce4" office:value-type="string" calcext:value-type="string">
            <text:p>\aspect{}</text:p>
          </table:table-cell>
          <table:table-cell table:formula="of:=[Sheet1.D34]" office:value-type="float" office:value="9.24156047199689" calcext:value-type="float">
            <text:p>9.2416</text:p>
          </table:table-cell>
          <table:table-cell table:formula="of:=[Sheet1.E34]" office:value-type="float" office:value="178.075305864427" calcext:value-type="float">
            <text:p>178.0753</text:p>
          </table:table-cell>
          <table:table-cell table:formula="of:=[Sheet1.F34]" office:value-type="float" office:value="0.532157640909091" calcext:value-type="float">
            <text:p>0.5322</text:p>
          </table:table-cell>
          <table:table-cell table:formula="of:=[Sheet1.G34]" office:value-type="float" office:value="2.05251838437981" calcext:value-type="float">
            <text:p>2.0525</text:p>
          </table:table-cell>
          <table:table-cell table:formula="of:=[Sheet1.H34]" office:value-type="float" office:value="2.0516820600786" calcext:value-type="float">
            <text:p>2.0517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UM</text:p>
          </table:table-cell>
          <table:table-cell office:value-type="float" office:value="9.196" calcext:value-type="float">
            <text:p>9.196</text:p>
          </table:table-cell>
          <table:table-cell office:value-type="float" office:value="178.229" calcext:value-type="float">
            <text:p>178.229</text:p>
          </table:table-cell>
          <table:table-cell office:value-type="float" office:value="0.532" calcext:value-type="float">
            <text:p>0.532</text:p>
          </table:table-cell>
          <table:table-cell office:value-type="float" office:value="2.041" calcext:value-type="float">
            <text:p>2.041</text:p>
          </table:table-cell>
          <table:table-cell office:value-type="float" office:value="2.051" calcext:value-type="float">
            <text:p>2.051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9.2428" calcext:value-type="float">
            <text:p>9.2428</text:p>
          </table:table-cell>
          <table:table-cell office:value-type="float" office:value="179.7523" calcext:value-type="float">
            <text:p>179.7523</text:p>
          </table:table-cell>
          <table:table-cell office:value-type="float" office:value="0.5318" calcext:value-type="float">
            <text:p>0.5318</text:p>
          </table:table-cell>
          <table:table-cell office:value-type="float" office:value="2.0518" calcext:value-type="float">
            <text:p>2.0518</text:p>
          </table:table-cell>
          <table:table-cell office:value-type="float" office:value="2.0519" calcext:value-type="float">
            <text:p>2.0519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9.21" calcext:value-type="float">
            <text:p>9.21</text:p>
          </table:table-cell>
          <table:table-cell office:value-type="float" office:value="178.2" calcext:value-type="float">
            <text:p>178.2</text:p>
          </table:table-cell>
          <table:table-cell office:value-type="float" office:value="0.5319" calcext:value-type="float">
            <text:p>0.5319</text:p>
          </table:table-cell>
          <table:table-cell office:value-type="float" office:value="2.0503" calcext:value-type="float">
            <text:p>2.0503</text:p>
          </table:table-cell>
          <table:table-cell office:value-type="float" office:value="2.054" calcext:value-type="float">
            <text:p>2.054</text:p>
          </table:table-cell>
        </table:table-row>
        <table:table-row table:style-name="ro2">
          <table:table-cell/>
          <table:table-cell table:style-name="ce1"/>
          <table:table-cell table:style-name="ce4"/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$10^5$</text:p>
          </table:table-cell>
          <table:table-cell table:style-name="ce4" office:value-type="string" calcext:value-type="string">
            <text:p>\aspect{}</text:p>
          </table:table-cell>
          <table:table-cell table:formula="of:=[Sheet1.D43]" office:value-type="float" office:value="7.57178733803715" calcext:value-type="float">
            <text:p>7.5718</text:p>
          </table:table-cell>
          <table:table-cell table:formula="of:=[Sheet1.E43]" office:value-type="float" office:value="155.119774331676" calcext:value-type="float">
            <text:p>155.1198</text:p>
          </table:table-cell>
          <table:table-cell table:formula="of:=[Sheet1.F43]" office:value-type="float" office:value="0.548042012383901" calcext:value-type="float">
            <text:p>0.548</text:p>
          </table:table-cell>
          <table:table-cell table:formula="of:=[Sheet1.G43]" office:value-type="float" office:value="3.23682671645376" calcext:value-type="float">
            <text:p>3.2368</text:p>
          </table:table-cell>
          <table:table-cell table:formula="of:=[Sheet1.H43]" office:value-type="float" office:value="3.23515152921872" calcext:value-type="float">
            <text:p>3.2352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King UM</text:p>
          </table:table-cell>
          <table:table-cell office:value-type="float" office:value="7.532" calcext:value-type="float">
            <text:p>7.532</text:p>
          </table:table-cell>
          <table:table-cell office:value-type="float" office:value="155.304" calcext:value-type="float">
            <text:p>155.304</text:p>
          </table:table-cell>
          <table:table-cell office:value-type="float" office:value="0.548" calcext:value-type="float">
            <text:p>0.548</text:p>
          </table:table-cell>
          <table:table-cell office:value-type="float" office:value="3.221" calcext:value-type="float">
            <text:p>3.221</text:p>
          </table:table-cell>
          <table:table-cell office:value-type="float" office:value="3.233" calcext:value-type="float">
            <text:p>3.233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7.5719" calcext:value-type="float">
            <text:p>7.5719</text:p>
          </table:table-cell>
          <table:table-cell office:value-type="float" office:value="156.5589" calcext:value-type="float">
            <text:p>156.5589</text:p>
          </table:table-cell>
          <table:table-cell office:value-type="float" office:value="0.5472" calcext:value-type="float">
            <text:p>0.5472</text:p>
          </table:table-cell>
          <table:table-cell office:value-type="float" office:value="3.2344" calcext:value-type="float">
            <text:p>3.2344</text:p>
          </table:table-cell>
          <table:table-cell office:value-type="float" office:value="3.2346" calcext:value-type="float">
            <text:p>3.2346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7.55" calcext:value-type="float">
            <text:p>7.55</text:p>
          </table:table-cell>
          <table:table-cell office:value-type="float" office:value="155.1" calcext:value-type="float">
            <text:p>155.1</text:p>
          </table:table-cell>
          <table:table-cell office:value-type="float" office:value="0.5472" calcext:value-type="float">
            <text:p>0.5472</text:p>
          </table:table-cell>
          <table:table-cell office:value-type="float" office:value="3.233" calcext:value-type="float">
            <text:p>3.233</text:p>
          </table:table-cell>
          <table:table-cell office:value-type="float" office:value="3.2392" calcext:value-type="float">
            <text:p>3.2392</text:p>
          </table:table-cell>
        </table:table-row>
        <table:table-row table:style-name="ro2">
          <table:table-cell/>
          <table:table-cell table:style-name="ce1"/>
          <table:table-cell table:style-name="ce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$10^5$</text:p>
          </table:table-cell>
          <table:table-cell table:style-name="ce4" office:value-type="string" calcext:value-type="string">
            <text:p>\aspect{}</text:p>
          </table:table-cell>
          <table:table-cell table:formula="of:=[Sheet1.D52]" office:value-type="float" office:value="3.87028726855927" calcext:value-type="float">
            <text:p>3.8703</text:p>
          </table:table-cell>
          <table:table-cell table:formula="of:=[Sheet1.E52]" office:value-type="float" office:value="84.3678688896491" calcext:value-type="float">
            <text:p>84.3679</text:p>
          </table:table-cell>
          <table:table-cell table:formula="of:=[Sheet1.F52]" office:value-type="float" office:value="0.529806691489362" calcext:value-type="float">
            <text:p>0.5298</text:p>
          </table:table-cell>
          <table:table-cell table:formula="of:=[Sheet1.G52]" office:value-type="float" office:value="2.75186357904625" calcext:value-type="float">
            <text:p>2.7519</text:p>
          </table:table-cell>
          <table:table-cell table:formula="of:=[Sheet1.H52]" office:value-type="float" office:value="2.76915488170225" calcext:value-type="float">
            <text:p>2.7692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King UM</text:p>
          </table:table-cell>
          <table:table-cell office:value-type="float" office:value="3.857" calcext:value-type="float">
            <text:p>3.857</text:p>
          </table:table-cell>
          <table:table-cell office:value-type="float" office:value="84.587" calcext:value-type="float">
            <text:p>84.587</text:p>
          </table:table-cell>
          <table:table-cell office:value-type="float" office:value="0.53" calcext:value-type="float">
            <text:p>0.53</text:p>
          </table:table-cell>
          <table:table-cell office:value-type="float" office:value="2.742" calcext:value-type="float">
            <text:p>2.742</text:p>
          </table:table-cell>
          <table:table-cell office:value-type="float" office:value="2.765" calcext:value-type="float">
            <text:p>2.765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VT</text:p>
          </table:table-cell>
          <table:table-cell office:value-type="float" office:value="3.878" calcext:value-type="float">
            <text:p>3.878</text:p>
          </table:table-cell>
          <table:table-cell office:value-type="float" office:value="85.5803" calcext:value-type="float">
            <text:p>85.5803</text:p>
          </table:table-cell>
          <table:table-cell office:value-type="float" office:value="0.5294" calcext:value-type="float">
            <text:p>0.5294</text:p>
          </table:table-cell>
          <table:table-cell office:value-type="float" office:value="2.761" calcext:value-type="float">
            <text:p>2.761</text:p>
          </table:table-cell>
          <table:table-cell office:value-type="float" office:value="2.7614" calcext:value-type="float">
            <text:p>2.7614</text:p>
          </table:table-cell>
        </table:table-row>
        <table:table-row table:style-name="ro2">
          <table:table-cell/>
          <table:table-cell table:style-name="ce1"/>
          <table:table-cell table:style-name="ce4" office:value-type="string" calcext:value-type="string">
            <text:p>King CU</text:p>
          </table:table-cell>
          <table:table-cell office:value-type="float" office:value="3.88" calcext:value-type="float">
            <text:p>3.88</text:p>
          </table:table-cell>
          <table:table-cell office:value-type="float" office:value="84.6" calcext:value-type="float">
            <text:p>84.6</text:p>
          </table:table-cell>
          <table:table-cell office:value-type="float" office:value="0.5294" calcext:value-type="float">
            <text:p>0.5294</text:p>
          </table:table-cell>
          <table:table-cell office:value-type="float" office:value="2.7652" calcext:value-type="float">
            <text:p>2.7652</text:p>
          </table:table-cell>
          <table:table-cell office:value-type="float" office:value="2.7742" calcext:value-type="float">
            <text:p>2.7742</text:p>
          </table:table-cell>
        </table:table-row>
        <table:table-row table:style-name="ro2" table:number-rows-repeated="104854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4" loext:min-decimal-places="0" number:min-integer-digits="1" number:decimal-replacement=""/>
    </number:number-style>
    <number:number-style style:name="N126">
      <number:number number:decimal-places="5" loext:min-decimal-places="0" number:min-integer-digits="1" number:decimal-replacement="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scientific-number number:decimal-places="6" loext:min-decimal-places="6" number:min-integer-digits="1" number:min-exponent-digits="1" loext:exponent-interval="1" loext:forced-exponent-sign="true"/>
    </number:number-style>
    <number:number-style style:name="N130">
      <number:scientific-number number:decimal-places="12" loext:min-decimal-places="0" number:min-integer-digits="1" number:min-exponent-digits="1" loext:exponent-interval="1" loext:forced-exponent-sign="true"/>
    </number:number-style>
    <number:number-style style:name="N131">
      <number:scientific-number number:decimal-places="10" loext:min-decimal-places="0" number:min-integer-digits="1" number:min-exponent-digits="2" loext:exponent-interval="1" loext:forced-exponent-sign="true"/>
    </number:number-style>
    <number:number-style style:name="N132">
      <number:scientific-number number:decimal-places="7" loext:min-decimal-places="0" number:min-integer-digits="1" number:min-exponent-digits="2" loext:exponent-interval="1" loext:forced-exponent-sign="true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6" loext:min-decimal-places="0" number:min-integer-digits="1" number:decimal-replacement=""/>
    </number:number-style>
    <number:number-style style:name="N135">
      <number:number number:decimal-places="8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5:48:15.951706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6T15:55:10.879363391</dc:date>
    <meta:generator>LibreOffice/6.0.6.2$Linux_X86_64 LibreOffice_project/00m0$Build-2</meta:generator>
    <meta:editing-duration>PT3H8M11S</meta:editing-duration>
    <meta:editing-cycles>22</meta:editing-cycles>
    <meta:document-statistic meta:table-count="2" meta:cell-count="926" meta:object-count="0"/>
  </office:meta>
</office:document-meta>
</file>